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thumbnail.pdf"/>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Helvetica Narrow" svg:font-family="'Helvetica Narrow'" style:font-adornments="Bold" style:font-family-generic="swiss"/>
    <style:font-face style:name="Courier New" svg:font-family="'Courier New'" style:font-family-generic="roman" style:font-pitch="variable"/>
    <style:font-face style:name="Helvetica-Narrow" svg:font-family="Helvetica-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er_20_left">
      <style:text-properties fo:font-size="10pt" style:font-size-asian="10pt" style:font-size-complex="10pt"/>
    </style:style>
    <style:style style:name="P2" style:family="paragraph" style:parent-style-name="p">
      <style:paragraph-properties fo:text-align="start" style:justify-single-word="false"/>
      <style:text-properties style:font-name="Times New Roman" fo:font-size="11pt"/>
    </style:style>
    <style:style style:name="P3" style:family="paragraph" style:parent-style-name="Title-chapter" style:master-page-name="Standard"/>
    <style:style style:name="T1" style:family="text">
      <style:text-properties style:font-name="Times New Roman" fo:font-size="11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Maecenas ut erat</text:h>
      <text:p text:style-name="p"><text:s/>Commodo erat purus non mauris. Vestibulum quis tortor at nisi gravida tincidunt. Morbi aliquam quam in quam. Integer vulputate urna vitae nisl. Sed aliquet pede at leo. Integer ac metus. Sed sed odio sed purus tempus gravida. Sed ac quam ut risus suscipit vulputate. Fusce et tellus sit amet ligula dapibus condimentum.</text:p>
      <text:p text:style-name="bq1">Vestibulum ante ipsum primis in faucibus orci luctus et ultrices posuere cubilia Curae; In mauris risus, ultricies congue, mattis elementum, faucibus mattis, nisi. Nunc accumsan molestie nibh. Pellentesque habitant morbi tristique senectus et netus et malesuada fames ac turpis egestas. Sed eros. Sed non ligula eu neque gravida sodales. </text:p>
      <text:p text:style-name="h1">Vestibulum mollis suscipit arcu.</text:p>
      <text:p text:style-name="p">Etiam placerat libero. Aenean nulla sapien, pellentesque et, pulvinar ut, condimentum euismod, neque. Vivamus vehicula elementum velit. Nullam in sem. Nam metus ipsum, faucibus ut, imperdiet eu, pharetra at, odio. </text:p>
      <text:p text:style-name="p">Phasellus suscipit dui nec erat. Donec eleifend lectus et ipsum. Donec aliquet. Maecenas eget urna. Praesent leo sem, tincidunt hendrerit, rutrum eu, placerat non, nisi. Donec magna. Nullam cursus arcu imperdiet quam. </text:p>
      <text:list text:style-name="li1b">
        <text:list-item text:start-value="1">
          <text:p text:style-name="li1b">Donec faucibus elementum quam. </text:p>
        </text:list-item>
      </text:list>
      <text:list text:style-name="li1b">
        <text:list-item text:start-value="1">
          <text:p text:style-name="li1b">In hac habitasse platea dictumst. </text:p>
        </text:list-item>
        <text:list-item>
          <text:p text:style-name="li1b">Integer ut justo. </text:p>
        </text:list-item>
        <text:list-item>
          <text:p text:style-name="li1b">Suspendisse bibendum tristique purus.</text:p>
        </text:list-item>
      </text:list>
      <text:p text:style-name="p">Duis porttitor euismod est. Pellentesque imperdiet, nibh id iaculis bibendum, turpis ipsum hendrerit sem, ac semper ante velit non nibh. Duis sed mauris ut dolor euismod blandit. Sed eget odio. Suspendisse potenti. </text:p>
      <text:p text:style-name="h1">Praesent tellus lacus</text:p>
      <text:p text:style-name="p">Accumsan sit amet, lobortis sed, aliquet ut, tellus. Nullam aliquam luctus ligula. Integer posuere semper erat. Nam varius. Vestibulum ante ipsum primis in faucibus orci luctus et ultrices posuere cubilia Curae;</text:p>
      <text:p text:style-name="h2">Maecenas sollicitudin turpis <text:s/>nisi. </text:p>
      <text:p text:style-name="p">Vivamus ut orci et quam hendrerit adipiscing. </text:p>
      <text:p text:style-name="dt1">Nunc imperdiet. </text:p>
      <text:p text:style-name="dd1">Vivamus tempus, ipsum sit amet ultricies viverra mi nisi pulvinar sapien, eu lobortis libero nisi id risus. Vivamus vitae lacus. In hac habitasse platea dictumst. </text:p>
      <text:p text:style-name="dt1">volutpat, congue et, nisi.</text:p>
      <text:p text:style-name="dd1"><text:s/>Integer interdum placerat leo. Integer iaculis consectetuer lacus. Aenean massa. Duis blandit quam quis lectus. </text:p>
      <text:p text:style-name="dt1">Aenean et neque. </text:p>
      <text:p text:style-name="dd1">Curabitur auctor nunc sit amet eros. Duis massa risus, venenatis ut, tincidunt in, vulputate at, massa. Ut ut ligul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Helvetica Narrow" svg:font-family="'Helvetica Narrow'" style:font-adornments="Bold" style:font-family-generic="swiss"/>
    <style:font-face style:name="Courier New" svg:font-family="'Courier New'" style:font-family-generic="roman" style:font-pitch="variable"/>
    <style:font-face style:name="Helvetica-Narrow" svg:font-family="Helvetica-Narro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AU" style:letter-kerning="true" style:font-name-asian="Tahoma"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master-page-name="">
      <style:paragraph-properties text:number-lines="false" text:line-number="0">
        <style:tab-stops>
          <style:tab-stop style:position="8.498cm" style:type="center"/>
          <style:tab-stop style:position="16.999cm" style:type="right"/>
        </style:tab-stops>
      </style:paragraph-properties>
      <style:text-properties fo:font-size="10pt" style:font-size-asian="10.5pt"/>
    </style:style>
    <style:style style:name="Header_20_right" style:display-name="Header right" style:family="paragraph" style:parent-style-name="Standard" style:class="extra">
      <style:paragraph-properties fo:text-align="end" style:justify-single-word="false" text:number-lines="false" text:line-number="0">
        <style:tab-stops>
          <style:tab-stop style:position="8.498cm" style:type="center"/>
          <style:tab-stop style:position="16.999cm" style:type="right"/>
        </style:tab-stops>
      </style:paragraph-properties>
      <style:text-properties fo:font-size="10pt" style:font-size-asian="10.5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p" style:class="chapter" style:master-page-name="">
      <style:paragraph-properties fo:margin-top="0cm" fo:margin-bottom="0.42cm" fo:text-align="start" style:justify-single-word="false" fo:break-before="page"/>
      <style:text-properties style:font-name="Helvetica Narrow" fo:font-size="2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 style:family="paragraph">
      <style:paragraph-properties fo:margin-left="0%" fo:margin-right="0cm" fo:margin-top="0.42cm" fo:margin-bottom="0cm" fo:text-align="start" style:justify-single-word="false" fo:text-indent="0cm" style:auto-text-indent="false"/>
      <style:text-properties style:font-name="Times New Roman" fo:font-size="11pt"/>
    </style:style>
    <style:style style:name="h1" style:family="paragraph" style:parent-style-name="p" style:next-style-name="p">
      <style:paragraph-properties fo:margin-top="0.921cm" fo:margin-bottom="0.349cm" fo:keep-with-next="always"/>
      <style:text-properties style:font-name="Helvetica-Narrow" fo:font-size="18pt"/>
    </style:style>
    <style:style style:name="bq1" style:family="paragraph" style:parent-style-name="p">
      <style:paragraph-properties fo:margin-left="0.6cm" fo:margin-right="0cm" fo:text-indent="0cm" style:auto-text-indent="false"/>
    </style:style>
    <style:style style:name="li1p" style:family="paragraph" style:parent-style-name="bq1">
      <style:paragraph-properties fo:margin-left="101%" fo:margin-right="0cm" fo:margin-top="0.21cm" fo:margin-bottom="0cm" fo:text-indent="0cm" style:auto-text-indent="false"/>
    </style:style>
    <style:style style:name="li1a" style:family="paragraph" style:parent-style-name="li1p" style:list-style-name="li1a">
      <style:paragraph-properties fo:margin-left="0%" fo:margin-right="0cm" fo:margin-top="0.21cm" fo:margin-bottom="0cm" fo:text-indent="0cm" style:auto-text-indent="false"/>
    </style:style>
    <style:style style:name="li1i" style:family="paragraph" style:parent-style-name="li1p" style:list-style-name="li1i">
      <style:paragraph-properties fo:margin-left="0%" fo:margin-right="0cm" fo:margin-top="0.21cm" fo:margin-bottom="0cm" fo:text-indent="0cm" style:auto-text-indent="false"/>
    </style:style>
    <style:style style:name="li1A" style:family="paragraph" style:parent-style-name="li1p" style:list-style-name="li1A">
      <style:paragraph-properties fo:margin-left="0%" fo:margin-right="0cm" fo:margin-top="0.21cm" fo:margin-bottom="0cm" fo:text-indent="0cm" style:auto-text-indent="false"/>
    </style:style>
    <style:style style:name="li1I" style:family="paragraph" style:parent-style-name="li1p" style:list-style-name="li1I">
      <style:paragraph-properties fo:margin-left="0%" fo:margin-right="0cm" fo:margin-top="0.21cm" fo:margin-bottom="0cm" fo:text-indent="0cm" style:auto-text-indent="false"/>
    </style:style>
    <style:style style:name="li1n" style:family="paragraph" style:parent-style-name="li1p" style:list-style-name="li1n">
      <style:paragraph-properties fo:margin-left="0%" fo:margin-right="0cm" fo:margin-top="0.21cm" fo:margin-bottom="0cm" fo:text-indent="0cm" style:auto-text-indent="false"/>
    </style:style>
    <style:style style:name="li1b" style:family="paragraph" style:parent-style-name="li1p" style:list-style-name="li1b">
      <style:paragraph-properties fo:margin-left="0%" fo:margin-right="0cm" fo:margin-top="0.21cm" fo:margin-bottom="0cm" fo:text-indent="0cm" style:auto-text-indent="false"/>
    </style:style>
    <style:style style:name="h1n" style:family="paragraph" style:parent-style-name="h1" style:next-style-name="p" style:default-outline-level="2"/>
    <style:style style:name="li2p" style:family="paragraph" style:parent-style-name="li1p">
      <style:paragraph-properties fo:margin-left="200%" fo:margin-right="0cm" fo:margin-top="0.21cm" fo:margin-bottom="0cm" fo:text-indent="0cm" style:auto-text-indent="false"/>
    </style:style>
    <style:style style:name="li2a" style:family="paragraph" style:parent-style-name="li2p" style:list-style-name="li2a">
      <style:paragraph-properties fo:margin-left="50%" fo:margin-right="0cm" fo:margin-top="0.21cm" fo:margin-bottom="0cm" fo:text-indent="0cm" style:auto-text-indent="false"/>
    </style:style>
    <style:style style:name="li2i" style:family="paragraph" style:parent-style-name="li2p" style:list-style-name="li2i">
      <style:paragraph-properties fo:margin-left="50%" fo:margin-right="0cm" fo:margin-top="0.21cm" fo:margin-bottom="0cm" fo:text-indent="0cm" style:auto-text-indent="false"/>
    </style:style>
    <style:style style:name="li2A" style:family="paragraph" style:parent-style-name="li2p" style:list-style-name="li2A">
      <style:paragraph-properties fo:margin-left="50%" fo:margin-right="0cm" fo:margin-top="0.21cm" fo:margin-bottom="0cm" fo:text-indent="0cm" style:auto-text-indent="false"/>
    </style:style>
    <style:style style:name="li2I" style:family="paragraph" style:parent-style-name="li2p" style:list-style-name="li2I">
      <style:paragraph-properties fo:margin-left="50%" fo:margin-right="0cm" fo:margin-top="0.21cm" fo:margin-bottom="0cm" fo:text-indent="0cm" style:auto-text-indent="false"/>
    </style:style>
    <style:style style:name="li2n" style:family="paragraph" style:parent-style-name="li2p" style:list-style-name="li2n">
      <style:paragraph-properties fo:margin-left="50%" fo:margin-right="0cm" fo:margin-top="0.21cm" fo:margin-bottom="0cm" fo:text-indent="0cm" style:auto-text-indent="false"/>
    </style:style>
    <style:style style:name="li2b" style:family="paragraph" style:parent-style-name="li2p" style:list-style-name="li2b">
      <style:paragraph-properties fo:margin-left="50%" fo:margin-right="0cm" fo:margin-top="0.21cm" fo:margin-bottom="0cm" fo:text-indent="0cm" style:auto-text-indent="false"/>
    </style:style>
    <style:style style:name="h2" style:family="paragraph" style:parent-style-name="h1" style:next-style-name="p">
      <style:paragraph-properties fo:margin-top="0.921cm" fo:margin-bottom="0.349cm"/>
      <style:text-properties fo:font-size="15.6499996185303pt"/>
    </style:style>
    <style:style style:name="h2n" style:family="paragraph" style:parent-style-name="h2" style:next-style-name="p" style:default-outline-level="3"/>
    <style:style style:name="li3p" style:family="paragraph" style:parent-style-name="li2p">
      <style:paragraph-properties fo:margin-left="150%" fo:margin-right="0cm" fo:margin-top="0.21cm" fo:margin-bottom="0cm" fo:text-indent="0cm" style:auto-text-indent="false"/>
    </style:style>
    <style:style style:name="li3a" style:family="paragraph" style:parent-style-name="li3p" style:list-style-name="li3a">
      <style:paragraph-properties fo:margin-left="67%" fo:margin-right="0cm" fo:margin-top="0.21cm" fo:margin-bottom="0cm" fo:text-indent="0cm" style:auto-text-indent="false"/>
    </style:style>
    <style:style style:name="li3i" style:family="paragraph" style:parent-style-name="li3p" style:list-style-name="li3i">
      <style:paragraph-properties fo:margin-left="67%" fo:margin-right="0cm" fo:margin-top="0.21cm" fo:margin-bottom="0cm" fo:text-indent="0cm" style:auto-text-indent="false"/>
    </style:style>
    <style:style style:name="li3A" style:family="paragraph" style:parent-style-name="li3p" style:list-style-name="li3A">
      <style:paragraph-properties fo:margin-left="67%" fo:margin-right="0cm" fo:margin-top="0.21cm" fo:margin-bottom="0cm" fo:text-indent="0cm" style:auto-text-indent="false"/>
    </style:style>
    <style:style style:name="li3I" style:family="paragraph" style:parent-style-name="li3p" style:list-style-name="li3I">
      <style:paragraph-properties fo:margin-left="67%" fo:margin-right="0cm" fo:margin-top="0.21cm" fo:margin-bottom="0cm" fo:text-indent="0cm" style:auto-text-indent="false"/>
    </style:style>
    <style:style style:name="li3n" style:family="paragraph" style:parent-style-name="li3p" style:list-style-name="li3n">
      <style:paragraph-properties fo:margin-left="67%" fo:margin-right="0cm" fo:margin-top="0.21cm" fo:margin-bottom="0cm" fo:text-indent="0cm" style:auto-text-indent="false"/>
    </style:style>
    <style:style style:name="li3b" style:family="paragraph" style:parent-style-name="li3p" style:list-style-name="li3b">
      <style:paragraph-properties fo:margin-left="67%" fo:margin-right="0cm" fo:margin-top="0.21cm" fo:margin-bottom="0cm" fo:text-indent="0cm" style:auto-text-indent="false"/>
    </style:style>
    <style:style style:name="h3" style:family="paragraph" style:parent-style-name="h2" style:next-style-name="p">
      <style:paragraph-properties fo:margin-top="0.64cm" fo:margin-bottom="0.21cm"/>
      <style:text-properties fo:font-size="14.5pt"/>
    </style:style>
    <style:style style:name="h3n" style:family="paragraph" style:parent-style-name="h3" style:next-style-name="p" style:default-outline-level="4"/>
    <style:style style:name="li4p" style:family="paragraph" style:parent-style-name="li3p">
      <style:paragraph-properties fo:margin-left="133%" fo:margin-right="0cm" fo:margin-top="0.21cm" fo:margin-bottom="0cm" fo:text-indent="0cm" style:auto-text-indent="false"/>
    </style:style>
    <style:style style:name="li4a" style:family="paragraph" style:parent-style-name="li4p" style:list-style-name="li4a">
      <style:paragraph-properties fo:margin-left="75%" fo:margin-right="0cm" fo:margin-top="0.21cm" fo:margin-bottom="0cm" fo:text-indent="0cm" style:auto-text-indent="false"/>
    </style:style>
    <style:style style:name="li4i" style:family="paragraph" style:parent-style-name="li4p" style:list-style-name="li4i">
      <style:paragraph-properties fo:margin-left="75%" fo:margin-right="0cm" fo:margin-top="0.21cm" fo:margin-bottom="0cm" fo:text-indent="0cm" style:auto-text-indent="false"/>
    </style:style>
    <style:style style:name="li4A" style:family="paragraph" style:parent-style-name="li4p" style:list-style-name="li4A">
      <style:paragraph-properties fo:margin-left="75%" fo:margin-right="0cm" fo:margin-top="0.21cm" fo:margin-bottom="0cm" fo:text-indent="0cm" style:auto-text-indent="false"/>
    </style:style>
    <style:style style:name="li4I" style:family="paragraph" style:parent-style-name="li4p" style:list-style-name="li4I">
      <style:paragraph-properties fo:margin-left="75%" fo:margin-right="0cm" fo:margin-top="0.21cm" fo:margin-bottom="0cm" fo:text-indent="0cm" style:auto-text-indent="false"/>
    </style:style>
    <style:style style:name="li4n" style:family="paragraph" style:parent-style-name="li4p" style:list-style-name="li4n">
      <style:paragraph-properties fo:margin-left="75%" fo:margin-right="0cm" fo:margin-top="0.21cm" fo:margin-bottom="0cm" fo:text-indent="0cm" style:auto-text-indent="false"/>
    </style:style>
    <style:style style:name="li4b" style:family="paragraph" style:parent-style-name="li4p" style:list-style-name="li4b">
      <style:paragraph-properties fo:margin-left="75%" fo:margin-right="0cm" fo:margin-top="0.21cm" fo:margin-bottom="0cm" fo:text-indent="0cm" style:auto-text-indent="false"/>
    </style:style>
    <style:style style:name="h4" style:family="paragraph" style:parent-style-name="h3" style:next-style-name="p">
      <style:paragraph-properties fo:margin-top="0.42cm" fo:margin-bottom="0cm"/>
      <style:text-properties fo:font-size="13.3500003814697pt"/>
    </style:style>
    <style:style style:name="h4n" style:family="paragraph" style:parent-style-name="h4" style:next-style-name="p" style:default-outline-level="5"/>
    <style:style style:name="li5p" style:family="paragraph" style:parent-style-name="li4p">
      <style:paragraph-properties fo:margin-left="125%" fo:margin-right="0cm" fo:margin-top="0.21cm" fo:margin-bottom="0cm" fo:text-indent="0cm" style:auto-text-indent="false"/>
    </style:style>
    <style:style style:name="li5a" style:family="paragraph" style:parent-style-name="li5p" style:list-style-name="li5a">
      <style:paragraph-properties fo:margin-left="80%" fo:margin-right="0cm" fo:margin-top="0.21cm" fo:margin-bottom="0cm" fo:text-indent="0cm" style:auto-text-indent="false"/>
    </style:style>
    <style:style style:name="li5i" style:family="paragraph" style:parent-style-name="li5p" style:list-style-name="li5i">
      <style:paragraph-properties fo:margin-left="80%" fo:margin-right="0cm" fo:margin-top="0.21cm" fo:margin-bottom="0cm" fo:text-indent="0cm" style:auto-text-indent="false"/>
    </style:style>
    <style:style style:name="li5A" style:family="paragraph" style:parent-style-name="li5p" style:list-style-name="li5A">
      <style:paragraph-properties fo:margin-left="80%" fo:margin-right="0cm" fo:margin-top="0.21cm" fo:margin-bottom="0cm" fo:text-indent="0cm" style:auto-text-indent="false"/>
    </style:style>
    <style:style style:name="li5I" style:family="paragraph" style:parent-style-name="li5p" style:list-style-name="li5I">
      <style:paragraph-properties fo:margin-left="80%" fo:margin-right="0cm" fo:margin-top="0.21cm" fo:margin-bottom="0cm" fo:text-indent="0cm" style:auto-text-indent="false"/>
    </style:style>
    <style:style style:name="li5n" style:family="paragraph" style:parent-style-name="li5p" style:list-style-name="li5n">
      <style:paragraph-properties fo:margin-left="80%" fo:margin-right="0cm" fo:margin-top="0.21cm" fo:margin-bottom="0cm" fo:text-indent="0cm" style:auto-text-indent="false"/>
    </style:style>
    <style:style style:name="li5b" style:family="paragraph" style:parent-style-name="li5p" style:list-style-name="li5b">
      <style:paragraph-properties fo:margin-left="80%" fo:margin-right="0cm" fo:margin-top="0.21cm" fo:margin-bottom="0cm" fo:text-indent="0cm" style:auto-text-indent="false"/>
    </style:style>
    <style:style style:name="h5" style:family="paragraph" style:parent-style-name="h4" style:next-style-name="p">
      <style:paragraph-properties fo:margin-top="0.42cm" fo:margin-bottom="0cm"/>
      <style:text-properties fo:font-size="12.1499996185303pt"/>
    </style:style>
    <style:style style:name="h5n" style:family="paragraph" style:parent-style-name="h5" style:next-style-name="p" style:default-outline-level="6"/>
    <style:style style:name="dd1" style:family="paragraph" style:parent-style-name="bq1">
      <style:paragraph-properties fo:margin-left="101%" fo:margin-right="0cm" fo:margin-top="0.21cm" fo:margin-bottom="0cm" fo:text-indent="0cm" style:auto-text-indent="false"/>
    </style:style>
    <style:style style:name="dd2" style:family="paragraph" style:parent-style-name="dd1">
      <style:paragraph-properties fo:margin-left="200%" fo:margin-right="0cm" fo:text-indent="0cm" style:auto-text-indent="false"/>
    </style:style>
    <style:style style:name="dd3" style:family="paragraph" style:parent-style-name="dd2">
      <style:paragraph-properties fo:margin-left="150%" fo:margin-right="0cm" fo:text-indent="0cm" style:auto-text-indent="false"/>
    </style:style>
    <style:style style:name="dd4" style:family="paragraph" style:parent-style-name="dd3">
      <style:paragraph-properties fo:margin-left="133%" fo:margin-right="0cm" fo:text-indent="0cm" style:auto-text-indent="false"/>
    </style:style>
    <style:style style:name="dd5" style:family="paragraph" style:parent-style-name="dd4">
      <style:paragraph-properties fo:margin-left="125%" fo:margin-right="0cm" fo:text-indent="0cm" style:auto-text-indent="false"/>
    </style:style>
    <style:style style:name="dt2" style:family="paragraph" style:parent-style-name="dd1" style:next-style-name="dd2">
      <style:paragraph-properties fo:margin-left="101%" fo:margin-right="0cm" fo:margin-top="0.21cm" fo:margin-bottom="0cm" fo:text-indent="0cm" style:auto-text-indent="false"/>
      <style:text-properties fo:font-weight="bold"/>
    </style:style>
    <style:style style:name="dt3" style:family="paragraph" style:parent-style-name="dt2" style:next-style-name="dd3">
      <style:paragraph-properties fo:margin-left="200%" fo:margin-right="0cm" fo:text-indent="0cm" style:auto-text-indent="false"/>
    </style:style>
    <style:style style:name="dt4" style:family="paragraph" style:parent-style-name="dt3" style:next-style-name="dd4">
      <style:paragraph-properties fo:margin-left="150%" fo:margin-right="0cm" fo:text-indent="0cm" style:auto-text-indent="false"/>
    </style:style>
    <style:style style:name="dt5" style:family="paragraph" style:parent-style-name="dt4" style:next-style-name="dd5">
      <style:paragraph-properties fo:margin-left="133%" fo:margin-right="0cm" fo:text-indent="0cm" style:auto-text-indent="false"/>
    </style:style>
    <style:style style:name="pre1" style:family="paragraph" style:parent-style-name="bq1">
      <style:paragraph-properties fo:margin-left="101%" fo:margin-right="0cm" fo:text-indent="0cm" style:auto-text-indent="false" fo:background-color="#cccccc">
        <style:background-image/>
      </style:paragraph-properties>
      <style:text-properties style:font-name="Courier New" fo:font-size="10pt"/>
    </style:style>
    <style:style style:name="pre2" style:family="paragraph" style:parent-style-name="pre1">
      <style:paragraph-properties fo:margin-left="200%" fo:margin-right="0cm" fo:text-indent="0cm" style:auto-text-indent="false"/>
    </style:style>
    <style:style style:name="pre3" style:family="paragraph" style:parent-style-name="pre2">
      <style:paragraph-properties fo:margin-left="150%" fo:margin-right="0cm" fo:text-indent="0cm" style:auto-text-indent="false"/>
    </style:style>
    <style:style style:name="pre4" style:family="paragraph" style:parent-style-name="pre3">
      <style:paragraph-properties fo:margin-left="133%" fo:margin-right="0cm" fo:text-indent="0cm" style:auto-text-indent="false"/>
    </style:style>
    <style:style style:name="pre5" style:family="paragraph" style:parent-style-name="pre4">
      <style:paragraph-properties fo:margin-left="125%" fo:margin-right="0cm" fo:text-indent="0cm" style:auto-text-indent="false"/>
    </style:style>
    <style:style style:name="bq2" style:family="paragraph" style:parent-style-name="bq1">
      <style:paragraph-properties fo:margin-left="200%" fo:margin-right="0cm" fo:text-indent="0cm" style:auto-text-indent="false"/>
    </style:style>
    <style:style style:name="bq3" style:family="paragraph" style:parent-style-name="bq2">
      <style:paragraph-properties fo:margin-left="150%" fo:margin-right="0cm" fo:text-indent="0cm" style:auto-text-indent="false"/>
    </style:style>
    <style:style style:name="bq4" style:family="paragraph" style:parent-style-name="bq3">
      <style:paragraph-properties fo:margin-left="133%" fo:margin-right="0cm" fo:text-indent="0cm" style:auto-text-indent="false"/>
    </style:style>
    <style:style style:name="bq5" style:family="paragraph" style:parent-style-name="bq4">
      <style:paragraph-properties fo:margin-left="125%" fo:margin-right="0cm" fo:text-indent="0cm" style:auto-text-indent="false"/>
    </style:style>
    <style:style style:name="bq1source" style:family="paragraph" style:parent-style-name="bq1">
      <style:paragraph-properties fo:margin-left="101%" fo:margin-right="0cm" fo:text-indent="0cm" style:auto-text-indent="false"/>
    </style:style>
    <style:style style:name="bq2source" style:family="paragraph" style:parent-style-name="bq1source">
      <style:paragraph-properties fo:margin-left="200%" fo:margin-right="0cm" fo:text-indent="0cm" style:auto-text-indent="false"/>
    </style:style>
    <style:style style:name="bq3source" style:family="paragraph" style:parent-style-name="bq2source">
      <style:paragraph-properties fo:margin-left="150%" fo:margin-right="0cm" fo:text-indent="0cm" style:auto-text-indent="false"/>
    </style:style>
    <style:style style:name="bq4source" style:family="paragraph" style:parent-style-name="bq3source">
      <style:paragraph-properties fo:margin-left="133%" fo:margin-right="0cm" fo:text-indent="0cm" style:auto-text-indent="false"/>
    </style:style>
    <style:style style:name="bq5source" style:family="paragraph" style:parent-style-name="bq4source">
      <style:paragraph-properties fo:margin-left="125%" fo:margin-right="0cm" fo:text-indent="0cm" style:auto-text-indent="false"/>
    </style:style>
    <style:style style:name="Title-chapter" style:family="paragraph" style:parent-style-name="Title" style:next-style-name="p" style:default-outline-level="1"/>
    <style:style style:name="Title-book" style:family="paragraph" style:parent-style-name="Title" style:next-style-name="p">
      <style:paragraph-properties fo:margin-top="1.401cm" fo:margin-bottom="0cm"/>
      <style:text-properties fo:font-size="36pt"/>
    </style:style>
    <style:style style:name="p-center" style:family="paragraph" style:parent-style-name="p">
      <style:paragraph-properties fo:margin-left="0%" fo:margin-right="0cm" fo:margin-top="0.42cm" fo:margin-bottom="0cm" fo:text-align="center" style:justify-single-word="false" fo:text-indent="0cm" style:auto-text-indent="false"/>
      <style:text-properties style:font-name="Times New Roman" fo:font-size="11pt"/>
    </style:style>
    <style:style style:name="p-right" style:family="paragraph" style:parent-style-name="p">
      <style:paragraph-properties fo:margin-left="0%" fo:margin-right="0cm" fo:margin-top="0.42cm" fo:margin-bottom="0cm" fo:text-align="end" style:justify-single-word="false" fo:text-indent="0cm" style:auto-text-indent="false"/>
      <style:text-properties style:font-name="Times New Roman" fo:font-size="11pt"/>
    </style:style>
    <style:style style:name="dt1" style:family="paragraph" style:parent-style-name="p" style:next-style-name="dd1">
      <style:paragraph-properties fo:margin-left="0%" fo:margin-right="0cm" fo:margin-top="0.21cm" fo:margin-bottom="0cm" fo:text-indent="0cm" style:auto-text-indent="false"/>
      <style:text-properties fo:font-weight="bold"/>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i-b" style:family="text">
      <style:text-properties fo:font-weight="bold"/>
    </style:style>
    <style:style style:name="i-i" style:family="text">
      <style:text-properties fo:font-style="italic"/>
    </style:style>
    <style:style style:name="i-code" style:family="text">
      <style:text-properties style:font-name="Courier New" fo:font-size="11pt"/>
    </style:style>
    <style:style style:name="i-sub" style:family="text">
      <style:text-properties style:text-position="80% 100%" fo:font-size="11pt"/>
    </style:style>
    <style:style style:name="i-sup" style:family="text">
      <style:text-properties style:text-position="80% 100%" fo:font-size="11pt"/>
    </style:style>
    <style:style style:name="i-latex" style:family="text" style:parent-style-name="i-code"/>
    <text:outline-style>
      <text:outline-level-style text:level="1" style:num-prefix="Chapter " style:num-suffix=": " style:num-format="1" text:start-value="3">
        <style:list-level-properties text:min-label-distance="0.381cm"/>
      </text:outline-level-style>
      <text:outline-level-style text:level="2" style:num-format="1">
        <style:list-level-properties text:min-label-distance="0.381cm"/>
      </text:outline-level-style>
      <text:outline-level-style text:level="3" style:num-format="1" text:display-levels="2">
        <style:list-level-properties text:min-label-distance="0.381cm"/>
      </text:outline-level-style>
      <text:outline-level-style text:level="4" style:num-format="1" text:display-levels="3">
        <style:list-level-properties text:min-label-distance="0.381cm"/>
      </text:outline-level-style>
      <text:outline-level-style text:level="5" style:num-format="1" text:display-levels="4">
        <style:list-level-properties text:min-label-distance="0.381cm"/>
      </text:outline-level-style>
      <text:outline-level-style text:level="6" style:num-format="1" text:display-levels="5">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1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1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1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1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1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1b">
      <text:list-level-style-bullet text:level="1" text:style-name="Bullet_20_Symbols" style:num-suffix="." text:bullet-char="•">
        <style:list-level-properties text:min-label-width="0.6cm"/>
        <style:text-properties style:font-name="StarSymbol1"/>
      </text:list-level-style-bullet>
      <text:list-level-style-bullet text:level="2" text:style-name="Bullet_20_Symbols" style:num-suffix="." text:bullet-char="•">
        <style:list-level-properties text:min-label-width="0.6cm"/>
        <style:text-properties style:font-name="StarSymbol1"/>
      </text:list-level-style-bullet>
      <text:list-level-style-bullet text:level="3" text:style-name="Bullet_20_Symbols" style:num-suffix="." text:bullet-char="•">
        <style:list-level-properties text:min-label-width="0.6cm"/>
        <style:text-properties style:font-name="StarSymbol1"/>
      </text:list-level-style-bullet>
      <text:list-level-style-bullet text:level="4" text:style-name="Bullet_20_Symbols" style:num-suffix="." text:bullet-char="•">
        <style:list-level-properties text:min-label-width="0.6cm"/>
        <style:text-properties style:font-name="StarSymbol1"/>
      </text:list-level-style-bullet>
      <text:list-level-style-bullet text:level="5" text:style-name="Bullet_20_Symbols" style:num-suffix="." text:bullet-char="•">
        <style:list-level-properties text:min-label-width="0.6cm"/>
        <style:text-properties style:font-name="StarSymbol1"/>
      </text:list-level-style-bullet>
      <text:list-level-style-bullet text:level="6" text:style-name="Bullet_20_Symbols" style:num-suffix="." text:bullet-char="•">
        <style:list-level-properties text:min-label-width="0.6cm"/>
        <style:text-properties style:font-name="StarSymbol1"/>
      </text:list-level-style-bullet>
      <text:list-level-style-bullet text:level="7" text:style-name="Bullet_20_Symbols" style:num-suffix="." text:bullet-char="•">
        <style:list-level-properties text:min-label-width="0.6cm"/>
        <style:text-properties style:font-name="StarSymbol1"/>
      </text:list-level-style-bullet>
      <text:list-level-style-bullet text:level="8" text:style-name="Bullet_20_Symbols" style:num-suffix="." text:bullet-char="•">
        <style:list-level-properties text:min-label-width="0.6cm"/>
        <style:text-properties style:font-name="StarSymbol1"/>
      </text:list-level-style-bullet>
      <text:list-level-style-bullet text:level="9" text:style-name="Bullet_20_Symbols" style:num-suffix="." text:bullet-char="•">
        <style:list-level-properties text:min-label-width="0.6cm"/>
        <style:text-properties style:font-name="StarSymbol1"/>
      </text:list-level-style-bullet>
      <text:list-level-style-bullet text:level="10" text:style-name="Bullet_20_Symbols" style:num-suffix="." text:bullet-char="•">
        <style:list-level-properties text:min-label-width="0.6cm"/>
        <style:text-properties style:font-name="StarSymbol1"/>
      </text:list-level-style-bullet>
    </text:list-style>
    <text:list-style style:name="li2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2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2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2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2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2b">
      <text:list-level-style-bullet text:level="1" text:style-name="Bullet_20_Symbols" style:num-suffix="." text:bullet-char="•">
        <style:list-level-properties text:min-label-width="0.6cm"/>
        <style:text-properties style:font-name="StarSymbol1"/>
      </text:list-level-style-bullet>
      <text:list-level-style-bullet text:level="2" text:style-name="Bullet_20_Symbols" style:num-suffix="." text:bullet-char="•">
        <style:list-level-properties text:min-label-width="0.6cm"/>
        <style:text-properties style:font-name="StarSymbol1"/>
      </text:list-level-style-bullet>
      <text:list-level-style-bullet text:level="3" text:style-name="Bullet_20_Symbols" style:num-suffix="." text:bullet-char="•">
        <style:list-level-properties text:min-label-width="0.6cm"/>
        <style:text-properties style:font-name="StarSymbol1"/>
      </text:list-level-style-bullet>
      <text:list-level-style-bullet text:level="4" text:style-name="Bullet_20_Symbols" style:num-suffix="." text:bullet-char="•">
        <style:list-level-properties text:min-label-width="0.6cm"/>
        <style:text-properties style:font-name="StarSymbol1"/>
      </text:list-level-style-bullet>
      <text:list-level-style-bullet text:level="5" text:style-name="Bullet_20_Symbols" style:num-suffix="." text:bullet-char="•">
        <style:list-level-properties text:min-label-width="0.6cm"/>
        <style:text-properties style:font-name="StarSymbol1"/>
      </text:list-level-style-bullet>
      <text:list-level-style-bullet text:level="6" text:style-name="Bullet_20_Symbols" style:num-suffix="." text:bullet-char="•">
        <style:list-level-properties text:min-label-width="0.6cm"/>
        <style:text-properties style:font-name="StarSymbol1"/>
      </text:list-level-style-bullet>
      <text:list-level-style-bullet text:level="7" text:style-name="Bullet_20_Symbols" style:num-suffix="." text:bullet-char="•">
        <style:list-level-properties text:min-label-width="0.6cm"/>
        <style:text-properties style:font-name="StarSymbol1"/>
      </text:list-level-style-bullet>
      <text:list-level-style-bullet text:level="8" text:style-name="Bullet_20_Symbols" style:num-suffix="." text:bullet-char="•">
        <style:list-level-properties text:min-label-width="0.6cm"/>
        <style:text-properties style:font-name="StarSymbol1"/>
      </text:list-level-style-bullet>
      <text:list-level-style-bullet text:level="9" text:style-name="Bullet_20_Symbols" style:num-suffix="." text:bullet-char="•">
        <style:list-level-properties text:min-label-width="0.6cm"/>
        <style:text-properties style:font-name="StarSymbol1"/>
      </text:list-level-style-bullet>
      <text:list-level-style-bullet text:level="10" text:style-name="Bullet_20_Symbols" style:num-suffix="." text:bullet-char="•">
        <style:list-level-properties text:min-label-width="0.6cm"/>
        <style:text-properties style:font-name="StarSymbol1"/>
      </text:list-level-style-bullet>
    </text:list-style>
    <text:list-style style:name="li3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3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3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3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3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3b">
      <text:list-level-style-bullet text:level="1" text:style-name="Bullet_20_Symbols" style:num-suffix="." text:bullet-char="•">
        <style:list-level-properties text:min-label-width="0.6cm"/>
        <style:text-properties style:font-name="StarSymbol1"/>
      </text:list-level-style-bullet>
      <text:list-level-style-bullet text:level="2" text:style-name="Bullet_20_Symbols" style:num-suffix="." text:bullet-char="•">
        <style:list-level-properties text:min-label-width="0.6cm"/>
        <style:text-properties style:font-name="StarSymbol1"/>
      </text:list-level-style-bullet>
      <text:list-level-style-bullet text:level="3" text:style-name="Bullet_20_Symbols" style:num-suffix="." text:bullet-char="•">
        <style:list-level-properties text:min-label-width="0.6cm"/>
        <style:text-properties style:font-name="StarSymbol1"/>
      </text:list-level-style-bullet>
      <text:list-level-style-bullet text:level="4" text:style-name="Bullet_20_Symbols" style:num-suffix="." text:bullet-char="•">
        <style:list-level-properties text:min-label-width="0.6cm"/>
        <style:text-properties style:font-name="StarSymbol1"/>
      </text:list-level-style-bullet>
      <text:list-level-style-bullet text:level="5" text:style-name="Bullet_20_Symbols" style:num-suffix="." text:bullet-char="•">
        <style:list-level-properties text:min-label-width="0.6cm"/>
        <style:text-properties style:font-name="StarSymbol1"/>
      </text:list-level-style-bullet>
      <text:list-level-style-bullet text:level="6" text:style-name="Bullet_20_Symbols" style:num-suffix="." text:bullet-char="•">
        <style:list-level-properties text:min-label-width="0.6cm"/>
        <style:text-properties style:font-name="StarSymbol1"/>
      </text:list-level-style-bullet>
      <text:list-level-style-bullet text:level="7" text:style-name="Bullet_20_Symbols" style:num-suffix="." text:bullet-char="•">
        <style:list-level-properties text:min-label-width="0.6cm"/>
        <style:text-properties style:font-name="StarSymbol1"/>
      </text:list-level-style-bullet>
      <text:list-level-style-bullet text:level="8" text:style-name="Bullet_20_Symbols" style:num-suffix="." text:bullet-char="•">
        <style:list-level-properties text:min-label-width="0.6cm"/>
        <style:text-properties style:font-name="StarSymbol1"/>
      </text:list-level-style-bullet>
      <text:list-level-style-bullet text:level="9" text:style-name="Bullet_20_Symbols" style:num-suffix="." text:bullet-char="•">
        <style:list-level-properties text:min-label-width="0.6cm"/>
        <style:text-properties style:font-name="StarSymbol1"/>
      </text:list-level-style-bullet>
      <text:list-level-style-bullet text:level="10" text:style-name="Bullet_20_Symbols" style:num-suffix="." text:bullet-char="•">
        <style:list-level-properties text:min-label-width="0.6cm"/>
        <style:text-properties style:font-name="StarSymbol1"/>
      </text:list-level-style-bullet>
    </text:list-style>
    <text:list-style style:name="li4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4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4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4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4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4b">
      <text:list-level-style-bullet text:level="1" text:style-name="Bullet_20_Symbols" style:num-suffix="." text:bullet-char="•">
        <style:list-level-properties text:min-label-width="0.6cm"/>
        <style:text-properties style:font-name="StarSymbol1"/>
      </text:list-level-style-bullet>
      <text:list-level-style-bullet text:level="2" text:style-name="Bullet_20_Symbols" style:num-suffix="." text:bullet-char="•">
        <style:list-level-properties text:min-label-width="0.6cm"/>
        <style:text-properties style:font-name="StarSymbol1"/>
      </text:list-level-style-bullet>
      <text:list-level-style-bullet text:level="3" text:style-name="Bullet_20_Symbols" style:num-suffix="." text:bullet-char="•">
        <style:list-level-properties text:min-label-width="0.6cm"/>
        <style:text-properties style:font-name="StarSymbol1"/>
      </text:list-level-style-bullet>
      <text:list-level-style-bullet text:level="4" text:style-name="Bullet_20_Symbols" style:num-suffix="." text:bullet-char="•">
        <style:list-level-properties text:min-label-width="0.6cm"/>
        <style:text-properties style:font-name="StarSymbol1"/>
      </text:list-level-style-bullet>
      <text:list-level-style-bullet text:level="5" text:style-name="Bullet_20_Symbols" style:num-suffix="." text:bullet-char="•">
        <style:list-level-properties text:min-label-width="0.6cm"/>
        <style:text-properties style:font-name="StarSymbol1"/>
      </text:list-level-style-bullet>
      <text:list-level-style-bullet text:level="6" text:style-name="Bullet_20_Symbols" style:num-suffix="." text:bullet-char="•">
        <style:list-level-properties text:min-label-width="0.6cm"/>
        <style:text-properties style:font-name="StarSymbol1"/>
      </text:list-level-style-bullet>
      <text:list-level-style-bullet text:level="7" text:style-name="Bullet_20_Symbols" style:num-suffix="." text:bullet-char="•">
        <style:list-level-properties text:min-label-width="0.6cm"/>
        <style:text-properties style:font-name="StarSymbol1"/>
      </text:list-level-style-bullet>
      <text:list-level-style-bullet text:level="8" text:style-name="Bullet_20_Symbols" style:num-suffix="." text:bullet-char="•">
        <style:list-level-properties text:min-label-width="0.6cm"/>
        <style:text-properties style:font-name="StarSymbol1"/>
      </text:list-level-style-bullet>
      <text:list-level-style-bullet text:level="9" text:style-name="Bullet_20_Symbols" style:num-suffix="." text:bullet-char="•">
        <style:list-level-properties text:min-label-width="0.6cm"/>
        <style:text-properties style:font-name="StarSymbol1"/>
      </text:list-level-style-bullet>
      <text:list-level-style-bullet text:level="10" text:style-name="Bullet_20_Symbols" style:num-suffix="." text:bullet-char="•">
        <style:list-level-properties text:min-label-width="0.6cm"/>
        <style:text-properties style:font-name="StarSymbol1"/>
      </text:list-level-style-bullet>
    </text:list-style>
    <text:list-style style:name="li5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5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5A">
      <text:list-level-style-number text:level="1" style:num-suffix="." style:num-format="A">
        <style:list-level-properties text:min-label-width="0.6cm"/>
      </text:list-level-style-number>
      <text:list-level-style-number text:level="2" style:num-suffix="." style:num-format="A">
        <style:list-level-properties text:min-label-width="0.6cm"/>
      </text:list-level-style-number>
      <text:list-level-style-number text:level="3" style:num-suffix="." style:num-format="A">
        <style:list-level-properties text:min-label-width="0.6cm"/>
      </text:list-level-style-number>
      <text:list-level-style-number text:level="4" style:num-suffix="." style:num-format="A">
        <style:list-level-properties text:min-label-width="0.6cm"/>
      </text:list-level-style-number>
      <text:list-level-style-number text:level="5" style:num-suffix="." style:num-format="A">
        <style:list-level-properties text:min-label-width="0.6cm"/>
      </text:list-level-style-number>
      <text:list-level-style-number text:level="6" style:num-suffix="." style:num-format="A">
        <style:list-level-properties text:min-label-width="0.6cm"/>
      </text:list-level-style-number>
      <text:list-level-style-number text:level="7" style:num-suffix="." style:num-format="A">
        <style:list-level-properties text:min-label-width="0.6cm"/>
      </text:list-level-style-number>
      <text:list-level-style-number text:level="8" style:num-suffix="." style:num-format="A">
        <style:list-level-properties text:min-label-width="0.6cm"/>
      </text:list-level-style-number>
      <text:list-level-style-number text:level="9" style:num-suffix="." style:num-format="A">
        <style:list-level-properties text:min-label-width="0.6cm"/>
      </text:list-level-style-number>
      <text:list-level-style-number text:level="10" style:num-suffix="." style:num-format="A">
        <style:list-level-properties text:min-label-width="0.6cm"/>
      </text:list-level-style-number>
    </text:list-style>
    <text:list-style style:name="li5I">
      <text:list-level-style-number text:level="1" style:num-suffix="." style:num-format="I">
        <style:list-level-properties text:min-label-width="0.6cm"/>
      </text:list-level-style-number>
      <text:list-level-style-number text:level="2" style:num-suffix="." style:num-format="I">
        <style:list-level-properties text:min-label-width="0.6cm"/>
      </text:list-level-style-number>
      <text:list-level-style-number text:level="3" style:num-suffix="." style:num-format="I">
        <style:list-level-properties text:min-label-width="0.6cm"/>
      </text:list-level-style-number>
      <text:list-level-style-number text:level="4" style:num-suffix="." style:num-format="I">
        <style:list-level-properties text:min-label-width="0.6cm"/>
      </text:list-level-style-number>
      <text:list-level-style-number text:level="5" style:num-suffix="." style:num-format="I">
        <style:list-level-properties text:min-label-width="0.6cm"/>
      </text:list-level-style-number>
      <text:list-level-style-number text:level="6" style:num-suffix="." style:num-format="I">
        <style:list-level-properties text:min-label-width="0.6cm"/>
      </text:list-level-style-number>
      <text:list-level-style-number text:level="7" style:num-suffix="." style:num-format="I">
        <style:list-level-properties text:min-label-width="0.6cm"/>
      </text:list-level-style-number>
      <text:list-level-style-number text:level="8" style:num-suffix="." style:num-format="I">
        <style:list-level-properties text:min-label-width="0.6cm"/>
      </text:list-level-style-number>
      <text:list-level-style-number text:level="9" style:num-suffix="." style:num-format="I">
        <style:list-level-properties text:min-label-width="0.6cm"/>
      </text:list-level-style-number>
      <text:list-level-style-number text:level="10" style:num-suffix="." style:num-format="I">
        <style:list-level-properties text:min-label-width="0.6cm"/>
      </text:list-level-style-number>
    </text:list-style>
    <text:list-style style:name="li5n">
      <text:list-level-style-number text:level="1" style:num-suffix="." style:num-format="1">
        <style:list-level-properties text:min-label-width="0.6cm"/>
      </text:list-level-style-number>
      <text:list-level-style-number text:level="2" style:num-suffix="." style:num-format="1">
        <style:list-level-properties text:min-label-width="0.6cm"/>
      </text:list-level-style-number>
      <text:list-level-style-number text:level="3" style:num-suffix="." style:num-format="1">
        <style:list-level-properties text:min-label-width="0.6cm"/>
      </text:list-level-style-number>
      <text:list-level-style-number text:level="4" style:num-suffix="." style:num-format="1">
        <style:list-level-properties text:min-label-width="0.6cm"/>
      </text:list-level-style-number>
      <text:list-level-style-number text:level="5" style:num-suffix="." style:num-format="1">
        <style:list-level-properties text:min-label-width="0.6cm"/>
      </text:list-level-style-number>
      <text:list-level-style-number text:level="6" style:num-suffix="." style:num-format="1">
        <style:list-level-properties text:min-label-width="0.6cm"/>
      </text:list-level-style-number>
      <text:list-level-style-number text:level="7" style:num-suffix="." style:num-format="1">
        <style:list-level-properties text:min-label-width="0.6cm"/>
      </text:list-level-style-number>
      <text:list-level-style-number text:level="8" style:num-suffix="." style:num-format="1">
        <style:list-level-properties text:min-label-width="0.6cm"/>
      </text:list-level-style-number>
      <text:list-level-style-number text:level="9" style:num-suffix="." style:num-format="1">
        <style:list-level-properties text:min-label-width="0.6cm"/>
      </text:list-level-style-number>
      <text:list-level-style-number text:level="10" style:num-suffix="." style:num-format="1">
        <style:list-level-properties text:min-label-width="0.6cm"/>
      </text:list-level-style-number>
    </text:list-style>
    <text:list-style style:name="li5b">
      <text:list-level-style-bullet text:level="1" text:style-name="Bullet_20_Symbols" style:num-suffix="." text:bullet-char="•">
        <style:list-level-properties text:min-label-width="0.6cm"/>
        <style:text-properties style:font-name="StarSymbol1"/>
      </text:list-level-style-bullet>
      <text:list-level-style-bullet text:level="2" text:style-name="Bullet_20_Symbols" style:num-suffix="." text:bullet-char="•">
        <style:list-level-properties text:min-label-width="0.6cm"/>
        <style:text-properties style:font-name="StarSymbol1"/>
      </text:list-level-style-bullet>
      <text:list-level-style-bullet text:level="3" text:style-name="Bullet_20_Symbols" style:num-suffix="." text:bullet-char="•">
        <style:list-level-properties text:min-label-width="0.6cm"/>
        <style:text-properties style:font-name="StarSymbol1"/>
      </text:list-level-style-bullet>
      <text:list-level-style-bullet text:level="4" text:style-name="Bullet_20_Symbols" style:num-suffix="." text:bullet-char="•">
        <style:list-level-properties text:min-label-width="0.6cm"/>
        <style:text-properties style:font-name="StarSymbol1"/>
      </text:list-level-style-bullet>
      <text:list-level-style-bullet text:level="5" text:style-name="Bullet_20_Symbols" style:num-suffix="." text:bullet-char="•">
        <style:list-level-properties text:min-label-width="0.6cm"/>
        <style:text-properties style:font-name="StarSymbol1"/>
      </text:list-level-style-bullet>
      <text:list-level-style-bullet text:level="6" text:style-name="Bullet_20_Symbols" style:num-suffix="." text:bullet-char="•">
        <style:list-level-properties text:min-label-width="0.6cm"/>
        <style:text-properties style:font-name="StarSymbol1"/>
      </text:list-level-style-bullet>
      <text:list-level-style-bullet text:level="7" text:style-name="Bullet_20_Symbols" style:num-suffix="." text:bullet-char="•">
        <style:list-level-properties text:min-label-width="0.6cm"/>
        <style:text-properties style:font-name="StarSymbol1"/>
      </text:list-level-style-bullet>
      <text:list-level-style-bullet text:level="8" text:style-name="Bullet_20_Symbols" style:num-suffix="." text:bullet-char="•">
        <style:list-level-properties text:min-label-width="0.6cm"/>
        <style:text-properties style:font-name="StarSymbol1"/>
      </text:list-level-style-bullet>
      <text:list-level-style-bullet text:level="9" text:style-name="Bullet_20_Symbols" style:num-suffix="." text:bullet-char="•">
        <style:list-level-properties text:min-label-width="0.6cm"/>
        <style:text-properties style:font-name="StarSymbol1"/>
      </text:list-level-style-bullet>
      <text:list-level-style-bullet text:level="10" text:style-name="Bullet_20_Symbols" style:num-suffix="." text:bullet-char="•">
        <style:list-level-properties text:min-label-width="0.6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Header_20_left">
      <style:text-properties fo:font-size="10pt" style:font-size-asian="10pt" style:font-size-complex="10pt"/>
    </style:style>
    <style:page-layout style:name="pm1">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pm2"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Header_20_right"><text:title>Chapter 3</text:title> <text:page-number text:select-page="current">2</text:page-number></text:p>
      </style:header>
      <style:header-left>
        <text:p text:style-name="Header_20_left"><text:page-number text:select-page="current">2</text:page-number> <text:title>Chapter 3</text:title></text:p>
      </style:header-left>
    </style:master-page>
    <style:master-page style:name="Left_20_Page" style:display-name="Left Page" style:page-layout-name="pm2">
      <style:header>
        <text:p text:style-name="Header_20_right"><text:s/><text:title>Chapter 3</text:title> <text:page-number text:select-page="current">2</text:page-number></text:p>
      </style:header>
    </style:master-page>
    <style:master-page style:name="Right_20_Page" style:display-name="Right Page" style:page-layout-name="pm3">
      <style:header>
        <text:p text:style-name="P1"><text:page-number text:select-page="current">2</text:page-number> <text:title>Chapter 3</text:titl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2$Unix OpenOffice.org_project/680m18$Build-9161</meta:generator>
    <dc:title>Chapter 3</dc:title>
    <meta:initial-creator>Daniel de Byl</meta:initial-creator>
    <meta:creation-date>2007-09-29T18:20:44</meta:creation-date>
    <dc:creator>Daniel de Byl</dc:creator>
    <dc:date>2007-09-30T12:32:37</dc:date>
    <dc:language>en-AU</dc:language>
    <meta:editing-cycles>18</meta:editing-cycles>
    <meta:editing-duration>PT1H33M29S</meta:editing-duration>
    <meta:user-defined meta:name="Info 1"/>
    <meta:user-defined meta:name="Info 2"/>
    <meta:user-defined meta:name="Info 3"/>
    <meta:user-defined meta:name="Info 4"/>
    <meta:document-statistic meta:table-count="0" meta:image-count="0" meta:object-count="0" meta:page-count="2" meta:paragraph-count="25" meta:word-count="365" meta:character-count="2500"/>
  </office:meta>
</office:document-meta>
</file>